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2.08cm" fo:min-width="4.707cm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5.088cm"/>
    </style:style>
    <style:style style:name="gr4" style:family="graphic" style:parent-style-name="standard">
      <style:graphic-properties draw:textarea-horizontal-align="justify" draw:textarea-vertical-align="middle" draw:auto-grow-height="false" fo:min-height="2.086cm" fo:min-width="4.08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83cm" fo:min-width="3.363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2.29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2.286cm" svg:x="2.143cm" svg:y="7.096cm">
          <text:p text:style-name="P1">inceptionresnetv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2.33cm" draw:transform="skewX (-0.0162315620435473) rotate (-0.0164060949687468) translate (14.589cm 7.096cm)">
          <text:p text:style-name="P1">xcep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2.413cm" svg:x="8.112cm" svg:y="7.096cm">
          <text:p text:style-name="P1">Inception resnet v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477cm" svg:height="3.302cm" svg:x="7.477cm" svg:y="2.016cm">
          <text:p text:style-name="P1">training Dat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366cm" svg:y1="4.937cm" svg:x2="4.683cm" svg:y2="7.223cm">
          <text:p/>
        </draw:line>
        <draw:line draw:style-name="gr5" draw:text-style-name="P2" draw:layer="layout" svg:x1="10.652cm" svg:y1="5.318cm" svg:x2="10.652cm" svg:y2="7.223cm">
          <text:p/>
        </draw:line>
        <draw:line draw:style-name="gr5" draw:text-style-name="P2" draw:layer="layout" svg:x1="12.938cm" svg:y1="4.937cm" svg:x2="17.002cm" svg:y2="7.35cm">
          <text:p/>
        </draw:line>
        <draw:custom-shape draw:style-name="gr6" draw:text-style-name="P1" draw:layer="layout" svg:width="5.461cm" svg:height="2.307cm" svg:x="7.66cm" svg:y="11.266cm">
          <text:p text:style-name="P1">concaten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683cm" svg:y1="9.382cm" svg:x2="8.493cm" svg:y2="11.668cm">
          <text:p/>
        </draw:line>
        <draw:line draw:style-name="gr5" draw:text-style-name="P2" draw:layer="layout" svg:x1="10.398cm" svg:y1="9.509cm" svg:x2="10.398cm" svg:y2="11.668cm">
          <text:p/>
        </draw:line>
        <draw:line draw:style-name="gr5" draw:text-style-name="P2" draw:layer="layout" svg:x1="17.002cm" svg:y1="9.509cm" svg:x2="12.303cm" svg:y2="11.668cm">
          <text:p/>
        </draw:line>
        <draw:line draw:style-name="gr5" draw:text-style-name="P2" draw:layer="layout" svg:x1="10.398cm" svg:y1="13.573cm" svg:x2="10.398cm" svg:y2="15.605cm">
          <text:p/>
        </draw:line>
        <draw:custom-shape draw:style-name="gr7" draw:text-style-name="P1" draw:layer="layout" svg:width="2.794cm" svg:height="2.286cm" svg:x="9.128cm" svg:y="15.605cm">
          <text:p text:style-name="P1">F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inath Bobbala</meta:initial-creator>
    <meta:creation-date>2018-02-28T16:24:35.533755673</meta:creation-date>
    <dc:date>2018-02-28T17:19:46.574695941</dc:date>
    <dc:creator>Sainath Bobbala</dc:creator>
    <meta:editing-duration>PT40M</meta:editing-duration>
    <meta:editing-cycles>1</meta:editing-cycles>
    <meta:document-statistic meta:object-count="13"/>
    <meta:generator>LibreOffice/5.0.6.2$Linux_X86_64 LibreOffice_project/00$Build-2</meta:generator>
  </office:meta>
</office:document-meta>
</file>